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32a07" officeooo:paragraph-rsid="00132a07"/>
    </style:style>
    <style:style style:name="P3" style:family="paragraph" style:parent-style-name="Text_20_body">
      <style:text-properties fo:font-weight="bold" officeooo:rsid="00132a07" officeooo:paragraph-rsid="00132a07" style:font-weight-asian="bold" style:font-weight-complex="bold"/>
    </style:style>
    <style:style style:name="P4" style:family="paragraph" style:parent-style-name="Text_20_body">
      <style:text-properties officeooo:rsid="00149ddd" officeooo:paragraph-rsid="00149ddd"/>
    </style:style>
    <style:style style:name="P5" style:family="paragraph" style:parent-style-name="Text_20_body">
      <style:text-properties officeooo:rsid="001670ec" officeooo:paragraph-rsid="001670ec"/>
    </style:style>
    <style:style style:name="P6" style:family="paragraph" style:parent-style-name="Text_20_body">
      <style:text-properties officeooo:paragraph-rsid="00154dd7"/>
    </style:style>
    <style:style style:name="P7" style:family="paragraph" style:parent-style-name="Text_20_body">
      <style:text-properties officeooo:rsid="001869c7" officeooo:paragraph-rsid="001869c7"/>
    </style:style>
    <style:style style:name="P8" style:family="paragraph" style:parent-style-name="Text_20_body">
      <style:text-properties officeooo:rsid="0019194f" officeooo:paragraph-rsid="0019194f"/>
    </style:style>
    <style:style style:name="P9" style:family="paragraph" style:parent-style-name="Text_20_body">
      <style:text-properties officeooo:rsid="00199838" officeooo:paragraph-rsid="00199838"/>
    </style:style>
    <style:style style:name="P10" style:family="paragraph" style:parent-style-name="Text_20_body">
      <style:text-properties style:font-name="Source Code Pro" officeooo:rsid="001bd855" officeooo:paragraph-rsid="001bd855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Title">
      <style:text-properties officeooo:rsid="00132a07" officeooo:paragraph-rsid="00132a07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2">
      <style:text-properties officeooo:rsid="00132a07" officeooo:paragraph-rsid="00132a07"/>
    </style:style>
    <style:style style:name="P16" style:family="paragraph" style:parent-style-name="Heading_20_2">
      <style:text-properties officeooo:rsid="00199838" officeooo:paragraph-rsid="00199838"/>
    </style:style>
    <style:style style:name="P17" style:family="paragraph" style:parent-style-name="Title">
      <style:text-properties officeooo:rsid="0023f4b4" officeooo:paragraph-rsid="0023f4b4"/>
    </style:style>
    <style:style style:name="P18" style:family="paragraph" style:parent-style-name="Heading_20_1">
      <style:paragraph-properties fo:break-before="page"/>
      <style:text-properties officeooo:rsid="00132a07" officeooo:paragraph-rsid="00132a07"/>
    </style:style>
    <style:style style:name="P19" style:family="paragraph" style:parent-style-name="Heading_20_1">
      <style:paragraph-properties fo:break-before="page"/>
      <style:text-properties officeooo:rsid="00149ddd" officeooo:paragraph-rsid="00149ddd"/>
    </style:style>
    <style:style style:name="P20" style:family="paragraph" style:parent-style-name="Heading_20_1">
      <style:paragraph-properties fo:break-before="page"/>
      <style:text-properties officeooo:rsid="001670ec" officeooo:paragraph-rsid="001670ec"/>
    </style:style>
    <style:style style:name="P21" style:family="paragraph" style:parent-style-name="Heading_20_1">
      <style:paragraph-properties fo:break-before="page"/>
      <style:text-properties officeooo:rsid="00199838" officeooo:paragraph-rsid="00199838"/>
    </style:style>
    <style:style style:name="P22" style:family="paragraph" style:parent-style-name="Heading_20_1">
      <style:paragraph-properties fo:break-before="page"/>
      <style:text-properties officeooo:rsid="001b6633" officeooo:paragraph-rsid="001b6633"/>
    </style:style>
    <style:style style:name="P23" style:family="paragraph" style:parent-style-name="Heading_20_1">
      <style:paragraph-properties fo:break-before="page"/>
      <style:text-properties officeooo:rsid="001d3010" officeooo:paragraph-rsid="001d3010"/>
    </style:style>
    <style:style style:name="P24" style:family="paragraph" style:parent-style-name="Text_20_body">
      <style:text-properties fo:font-weight="normal" officeooo:rsid="00132a07" officeooo:paragraph-rsid="00132a07" style:font-weight-asian="normal" style:font-weight-complex="normal"/>
    </style:style>
    <style:style style:name="P25" style:family="paragraph" style:parent-style-name="Text_20_body" style:list-style-name="L1">
      <style:text-properties officeooo:rsid="00149ddd" officeooo:paragraph-rsid="00149ddd"/>
    </style:style>
    <style:style style:name="P26" style:family="paragraph" style:parent-style-name="Text_20_body" style:list-style-name="L2">
      <style:text-properties officeooo:rsid="001670ec" officeooo:paragraph-rsid="001670ec"/>
    </style:style>
    <style:style style:name="P27" style:family="paragraph" style:parent-style-name="Text_20_body">
      <style:text-properties officeooo:rsid="001670ec" officeooo:paragraph-rsid="001670ec"/>
    </style:style>
    <style:style style:name="P28" style:family="paragraph" style:parent-style-name="Text_20_body" style:list-style-name="L3">
      <style:text-properties officeooo:rsid="00199838" officeooo:paragraph-rsid="00199838"/>
    </style:style>
    <style:style style:name="P29" style:family="paragraph" style:parent-style-name="Text_20_body" style:list-style-name="L4">
      <style:text-properties officeooo:rsid="00199838" officeooo:paragraph-rsid="00199838"/>
    </style:style>
    <style:style style:name="P30" style:family="paragraph" style:parent-style-name="Text_20_body" style:list-style-name="L6">
      <style:text-properties officeooo:rsid="00199838" officeooo:paragraph-rsid="00199838"/>
    </style:style>
    <style:style style:name="P31" style:family="paragraph" style:parent-style-name="Text_20_body">
      <style:text-properties officeooo:rsid="0023f4b4" officeooo:paragraph-rsid="0023f4b4"/>
    </style:style>
    <style:style style:name="P32" style:family="paragraph" style:parent-style-name="Text_20_body">
      <style:text-properties officeooo:rsid="0023f4b4" officeooo:paragraph-rsid="00259b5d"/>
    </style:style>
    <style:style style:name="P33" style:family="paragraph" style:parent-style-name="Text_20_body">
      <style:text-properties style:font-name="Source Code Pro" officeooo:rsid="0023f4b4" officeooo:paragraph-rsid="0023f4b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54dd7"/>
    </style:style>
    <style:style style:name="T4" style:family="text">
      <style:text-properties officeooo:rsid="0023f4b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7">Testrapport</text:p>
      <text:p text:style-name="P2"/>
      <text:p text:style-name="P2"/>
      <text:p text:style-name="P2"/>
      <text:p text:style-name="P3">Auteur<text:line-break/><text:span text:style-name="T2">Jonathan Peeman</text:span></text:p>
      <text:p text:style-name="P2"><text:span text:style-name="T1">Datum</text:span><text:line-break/>18 juni 2017</text:p>
      <text:p text:style-name="P3">Versie<text:line-break/><text:span text:style-name="T2">0.1</text:span></text:p>
      <text:h text:style-name="P18" text:outline-level="1"><text:bookmark-start text:name="__RefHeading___Toc106_1557844991"/>Versie<text:bookmark-end text:name="__RefHeading___Toc106_1557844991"/></text:h>
      <text:h text:style-name="P15" text:outline-level="2"><text:bookmark-start text:name="__RefHeading___Toc108_1557844991"/>0.1<text:bookmark-end text:name="__RefHeading___Toc108_1557844991"/></text:h>
      <text:p text:style-name="P7">Start document</text:p>
      <text:table-of-content text:style-name="Sect1" text:protected="true" text:name="Inhoudsopgave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oudsopgave1_Head">
            <text:p text:style-name="P11">Inhoudsopgave</text:p>
          </text:index-title>
          <text:p text:style-name="P13"><text:a xlink:type="simple" xlink:href="#__RefHeading___Toc106_1557844991" text:style-name="Index_20_Link" text:visited-style-name="Index_20_Link">Versie<text:tab/>2</text:a></text:p>
          <text:p text:style-name="P14"><text:a xlink:type="simple" xlink:href="#__RefHeading___Toc108_1557844991" text:style-name="Index_20_Link" text:visited-style-name="Index_20_Link">0.1<text:tab/>2</text:a></text:p>
          <text:p text:style-name="P13"><text:a xlink:type="simple" xlink:href="#__RefHeading___Toc113_1557844991" text:style-name="Index_20_Link" text:visited-style-name="Index_20_Link">Introductie<text:tab/>4</text:a></text:p>
          <text:p text:style-name="P13"><text:a xlink:type="simple" xlink:href="#__RefHeading___Toc115_1557844991" text:style-name="Index_20_Link" text:visited-style-name="Index_20_Link">Testomgeving<text:tab/>5</text:a></text:p>
          <text:p text:style-name="P13"><text:a xlink:type="simple" xlink:href="#__RefHeading___Toc117_1557844991" text:style-name="Index_20_Link" text:visited-style-name="Index_20_Link">Smoketest<text:tab/>6</text:a></text:p>
          <text:p text:style-name="P13"><text:a xlink:type="simple" xlink:href="#__RefHeading___Toc121_1557844991" text:style-name="Index_20_Link" text:visited-style-name="Index_20_Link">Integratietest<text:tab/>7</text:a></text:p>
          <text:p text:style-name="P14"><text:a xlink:type="simple" xlink:href="#__RefHeading___Toc123_1557844991" text:style-name="Index_20_Link" text:visited-style-name="Index_20_Link">Operatie: searchAddress<text:tab/>7</text:a></text:p>
          <text:p text:style-name="P14"><text:a xlink:type="simple" xlink:href="#__RefHeading___Toc125_1557844991" text:style-name="Index_20_Link" text:visited-style-name="Index_20_Link">Operatie: searchPostcode<text:tab/>7</text:a></text:p>
          <text:p text:style-name="P13"><text:a xlink:type="simple" xlink:href="#__RefHeading___Toc127_1557844991" text:style-name="Index_20_Link" text:visited-style-name="Index_20_Link">Unit tests<text:tab/>8</text:a></text:p>
          <text:p text:style-name="P14"><text:a xlink:type="simple" xlink:href="#__RefHeading___Toc129_1557844991" text:style-name="Index_20_Link" text:visited-style-name="Index_20_Link">Api test<text:tab/>8</text:a></text:p>
          <text:p text:style-name="P14"><text:a xlink:type="simple" xlink:href="#__RefHeading___Toc131_1557844991" text:style-name="Index_20_Link" text:visited-style-name="Index_20_Link">Postcode implementatie test<text:tab/>10</text:a></text:p>
          <text:p text:style-name="P13"><text:a xlink:type="simple" xlink:href="#__RefHeading___Toc133_1557844991" text:style-name="Index_20_Link" text:visited-style-name="Index_20_Link">Regressietests<text:tab/>13</text:a></text:p>
        </text:index-body>
      </text:table-of-content>
      <text:p text:style-name="P24"/>
      <text:h text:style-name="P18" text:outline-level="1"><text:bookmark-start text:name="__RefHeading___Toc113_1557844991"/>Introductie<text:bookmark-end text:name="__RefHeading___Toc113_1557844991"/></text:h>
      <text:p text:style-name="P2">Voor het project ‘Integration &amp; Communication (TCIF-V2IAC1-15)’ moet <text:span text:style-name="T4">er getest worden. Dit document geeft het resultaat van het testplan. Er wordt een zelfgemaakte SOAP service getest.</text:span></text:p>
      <text:p text:style-name="P4">Er is een service gemaakt voor het ophalen van een adres en postcode. De service maakt gebruik van de website PostNL.</text:p>
      <text:p text:style-name="P4">De volgende tests worden uitgevoerd:</text:p>
      <text:list xml:id="list2522835595728863362" text:style-name="L1">
        <text:list-item>
          <text:p text:style-name="P25">Smoketest</text:p>
        </text:list-item>
        <text:list-item>
          <text:p text:style-name="P25">Integratietest</text:p>
        </text:list-item>
        <text:list-item>
          <text:p text:style-name="P25">Unit tests</text:p>
        </text:list-item>
        <text:list-item>
          <text:p text:style-name="P25">Regressietests</text:p>
        </text:list-item>
      </text:list>
      <text:p text:style-name="P4"/>
      <text:h text:style-name="P19" text:outline-level="1"><text:bookmark-start text:name="__RefHeading___Toc115_1557844991"/>Testomgeving<text:bookmark-end text:name="__RefHeading___Toc115_1557844991"/></text:h>
      <text:p text:style-name="P6"><text:span text:style-name="T3">De service die getest gaat worden heeft de naam ‘AddressService’. De volgende versie wordt getest: </text:span><text:a xlink:type="simple" xlink:href="https://github.com/thec0mpler/HU-soap-service" text:style-name="Internet_20_link" text:visited-style-name="Visited_20_Internet_20_Link"><text:span text:style-name="T3">https://github.com/thec0mpler/HU-soap-service</text:span></text:a><text:span text:style-name="T3">.</text:span></text:p>
      <text:p text:style-name="P5">De volgende middelen worden gebruikt voor het testen van de service:</text:p>
      <text:list xml:id="list3260105078706621020" text:style-name="L2">
        <text:list-item>
          <text:p text:style-name="P26">SoapUI 5.3.0</text:p>
        </text:list-item>
        <text:list-item>
          <text:p text:style-name="P26">JUnit</text:p>
        </text:list-item>
      </text:list>
      <text:p text:style-name="P5"/>
      <text:h text:style-name="P20" text:outline-level="1"><text:bookmark-start text:name="__RefHeading___Toc117_1557844991"/>Smoketest<text:bookmark-end text:name="__RefHeading___Toc117_1557844991"/></text:h>
      <text:p text:style-name="P31">De berichten zijn uitgevoerd met SoapUI en geven altijd een SOAP bericht terug.</text:p>
      <text:p text:style-name="P8"/>
      <text:h text:style-name="P21" text:outline-level="1"><text:bookmark-start text:name="__RefHeading___Toc121_1557844991"/>Integratietest<text:bookmark-end text:name="__RefHeading___Toc121_1557844991"/></text:h>
      <text:p text:style-name="P9">De volgende operaties worden <text:span text:style-name="T4">getest</text:span>:</text:p>
      <text:list xml:id="list4743486848791976418" text:style-name="L3">
        <text:list-item>
          <text:p text:style-name="P28">searchAddress</text:p>
        </text:list-item>
        <text:list-item>
          <text:p text:style-name="P28">searchPostcode</text:p>
        </text:list-item>
      </text:list>
      <text:p text:style-name="P31">De ‘request’ en ‘repsonse’-berichten zijn te vinden in de map ‘messages’.</text:p>
      <text:h text:style-name="P16" text:outline-level="2"><text:bookmark-start text:name="__RefHeading___Toc123_1557844991"/>Operatie: searchAddress<text:bookmark-end text:name="__RefHeading___Toc123_1557844991"/></text:h>
      <text:p text:style-name="P31">De ‘response’-berichten komen overeen met de van te voren bepaalde antwoorden.</text:p>
      <text:h text:style-name="P16" text:outline-level="2"><text:bookmark-start text:name="__RefHeading___Toc125_1557844991"/>Operatie: searchPostcode<text:bookmark-end text:name="__RefHeading___Toc125_1557844991"/></text:h>
      <text:p text:style-name="P31">De ‘response’-berichten komen overeen met de van te voren bepaalde antwoorden.</text:p>
      <text:p text:style-name="P9"/>
      <text:h text:style-name="P22" text:outline-level="1"><text:bookmark-start text:name="__RefHeading___Toc127_1557844991"/>Unit tests<text:bookmark-end text:name="__RefHeading___Toc127_1557844991"/></text:h>
      <text:p text:style-name="P31">Unit tests werden automatisch uitgevoerd bij het runnen van de service.</text:p>
      <text:p text:style-name="P31">Alle test zijn geslaagd.</text:p>
      <text:p text:style-name="P33">-------------------------------------------------------</text:p>
      <text:p text:style-name="P33"><text:s/>T E S T S</text:p>
      <text:p text:style-name="P33">-------------------------------------------------------</text:p>
      <text:p text:style-name="P33">Running ApiTest</text:p>
      <text:p text:style-name="P33">Tests run: 4, Failures: 0, Errors: 0, Skipped: 0, Time elapsed: 1.685 sec</text:p>
      <text:p text:style-name="P33">Running PostcodeImplTest</text:p>
      <text:p text:style-name="P33">Tests run: 4, Failures: 0, Errors: 0, Skipped: 0, Time elapsed: 1.404 sec</text:p>
      <text:p text:style-name="P33"/>
      <text:p text:style-name="P33">Results :</text:p>
      <text:p text:style-name="P33"/>
      <text:p text:style-name="P33">Tests run: 8, Failures: 0, Errors: 0, Skipped: 0</text:p>
      <text:h text:style-name="P23" text:outline-level="1"><text:bookmark-start text:name="__RefHeading___Toc133_1557844991"/>Regressietests<text:bookmark-end text:name="__RefHeading___Toc133_1557844991"/></text:h>
      <text:p text:style-name="P32">De ‘response’-berichten komen overeen met de van te voren bepaalde antwoo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13:43:09.462000000</meta:creation-date>
    <dc:date>2017-06-18T15:46:26.153000000</dc:date>
    <meta:editing-duration>PT1H20M40S</meta:editing-duration>
    <meta:editing-cycles>14</meta:editing-cycles>
    <meta:generator>LibreOffice/5.2.7.2$Windows_X86_64 LibreOffice_project/2b7f1e640c46ceb28adf43ee075a6e8b8439ed10</meta:generator>
    <meta:document-statistic meta:table-count="0" meta:image-count="0" meta:object-count="0" meta:page-count="9" meta:paragraph-count="59" meta:word-count="279" meta:character-count="1931" meta:non-whitespace-character-count="1718"/>
  </office:meta>
</office:document-meta>
</file>